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48d12" officeooo:paragraph-rsid="00048d12"/>
    </style:style>
    <style:style style:name="P2" style:family="paragraph" style:parent-style-name="Standard">
      <style:text-properties fo:language="en" fo:country="US" officeooo:rsid="00048d12" officeooo:paragraph-rsid="0012ade5"/>
    </style:style>
    <style:style style:name="P3" style:family="paragraph" style:parent-style-name="Standard">
      <style:text-properties fo:language="en" fo:country="US" officeooo:rsid="00141948" officeooo:paragraph-rsid="00141948"/>
    </style:style>
    <style:style style:name="P4" style:family="paragraph" style:parent-style-name="Standard">
      <style:text-properties fo:language="en" fo:country="US" officeooo:rsid="002ab738" officeooo:paragraph-rsid="002ab738"/>
    </style:style>
    <style:style style:name="P5" style:family="paragraph" style:parent-style-name="Standard">
      <style:text-properties fo:language="en" fo:country="US" officeooo:rsid="002e13a9" officeooo:paragraph-rsid="002e13a9"/>
    </style:style>
    <style:style style:name="P6" style:family="paragraph" style:parent-style-name="Standard">
      <style:text-properties fo:language="en" fo:country="US" officeooo:rsid="00317d6a" officeooo:paragraph-rsid="00317d6a"/>
    </style:style>
    <style:style style:name="P7" style:family="paragraph" style:parent-style-name="Standard">
      <style:text-properties fo:language="en" fo:country="US" officeooo:rsid="00337a51" officeooo:paragraph-rsid="00337a51"/>
    </style:style>
    <style:style style:name="P8" style:family="paragraph" style:parent-style-name="Standard">
      <style:text-properties fo:language="en" fo:country="US" officeooo:rsid="003d6790" officeooo:paragraph-rsid="003d6790"/>
    </style:style>
    <style:style style:name="P9" style:family="paragraph" style:parent-style-name="Text_20_body">
      <style:text-properties officeooo:rsid="004b69fa" officeooo:paragraph-rsid="004b69fa" fo:background-color="#ffff00"/>
    </style:style>
    <style:style style:name="P10" style:family="paragraph" style:parent-style-name="Title">
      <style:text-properties fo:language="en" fo:country="US"/>
    </style:style>
    <style:style style:name="P11" style:family="paragraph" style:parent-style-name="Subtitle">
      <style:text-properties fo:language="en" fo:country="US"/>
    </style:style>
    <style:style style:name="P12" style:family="paragraph" style:parent-style-name="Standard" style:list-style-name="L3">
      <style:text-properties fo:language="en" fo:country="US" officeooo:rsid="00181598" officeooo:paragraph-rsid="00181598"/>
    </style:style>
    <style:style style:name="P13" style:family="paragraph" style:parent-style-name="Standard" style:list-style-name="L3">
      <style:text-properties fo:language="en" fo:country="US" officeooo:rsid="00141948" officeooo:paragraph-rsid="00141948"/>
    </style:style>
    <style:style style:name="P14" style:family="paragraph" style:parent-style-name="Standard" style:list-style-name="L5">
      <style:paragraph-properties fo:text-align="justify" style:justify-single-word="false"/>
      <style:text-properties fo:language="en" fo:country="US" officeooo:rsid="002ab738" officeooo:paragraph-rsid="002ab738"/>
    </style:style>
    <style:style style:name="P15" style:family="paragraph" style:parent-style-name="Standard">
      <style:paragraph-properties fo:text-align="justify" style:justify-single-word="false"/>
      <style:text-properties fo:language="en" fo:country="US" officeooo:rsid="002e13a9" officeooo:paragraph-rsid="002e13a9"/>
    </style:style>
    <style:style style:name="P16" style:family="paragraph" style:parent-style-name="Standard" style:list-style-name="L6">
      <style:paragraph-properties fo:text-align="justify" style:justify-single-word="false"/>
      <style:text-properties fo:language="en" fo:country="US" officeooo:rsid="002e13a9" officeooo:paragraph-rsid="002e13a9"/>
    </style:style>
    <style:style style:name="P17" style:family="paragraph" style:parent-style-name="Standard" style:list-style-name="L8">
      <style:paragraph-properties fo:text-align="justify" style:justify-single-word="false"/>
      <style:text-properties fo:language="en" fo:country="US" officeooo:rsid="003599da" officeooo:paragraph-rsid="003599da"/>
    </style:style>
    <style:style style:name="P18" style:family="paragraph" style:parent-style-name="Standard" style:list-style-name="L8">
      <style:paragraph-properties fo:text-align="justify" style:justify-single-word="false"/>
      <style:text-properties fo:language="en" fo:country="US" officeooo:rsid="00368f87" officeooo:paragraph-rsid="00368f87"/>
    </style:style>
    <style:style style:name="P19" style:family="paragraph" style:parent-style-name="Standard">
      <style:paragraph-properties fo:text-align="justify" style:justify-single-word="false"/>
      <style:text-properties fo:language="en" fo:country="US" officeooo:rsid="0008119e" officeooo:paragraph-rsid="0008119e"/>
    </style:style>
    <style:style style:name="P20" style:family="paragraph" style:parent-style-name="Standard" style:list-style-name="L3">
      <style:text-properties fo:language="en" fo:country="US" officeooo:rsid="00181598" officeooo:paragraph-rsid="00181598" fo:background-color="#ffff00"/>
    </style:style>
    <style:style style:name="P21" style:family="paragraph" style:parent-style-name="Standard">
      <style:paragraph-properties fo:text-align="justify" style:justify-single-word="false"/>
      <style:text-properties fo:language="en" fo:country="US" officeooo:rsid="0024249d" officeooo:paragraph-rsid="0024249d"/>
    </style:style>
    <style:style style:name="P22" style:family="paragraph" style:parent-style-name="Standard">
      <style:paragraph-properties fo:text-align="justify" style:justify-single-word="false"/>
      <style:text-properties fo:language="en" fo:country="US" officeooo:rsid="00317d6a" officeooo:paragraph-rsid="00317d6a"/>
    </style:style>
    <style:style style:name="P23" style:family="paragraph" style:parent-style-name="Standard">
      <style:paragraph-properties fo:text-align="justify" style:justify-single-word="false"/>
      <style:text-properties fo:language="en" fo:country="US" officeooo:rsid="003d6790" officeooo:paragraph-rsid="003d6790"/>
    </style:style>
    <style:style style:name="P24" style:family="paragraph" style:parent-style-name="Standard">
      <style:paragraph-properties fo:text-align="justify" style:justify-single-word="false"/>
      <style:text-properties fo:language="en" fo:country="US" officeooo:rsid="003fd668" officeooo:paragraph-rsid="003fd668"/>
    </style:style>
    <style:style style:name="P25" style:family="paragraph" style:parent-style-name="Standard">
      <style:paragraph-properties fo:text-align="justify" style:justify-single-word="false"/>
      <style:text-properties officeooo:rsid="00067971" officeooo:paragraph-rsid="00067971"/>
    </style:style>
    <style:style style:name="P26" style:family="paragraph" style:parent-style-name="Text_20_body">
      <style:paragraph-properties fo:text-align="justify" style:justify-single-word="false"/>
      <style:text-properties officeooo:rsid="002993c9" officeooo:paragraph-rsid="002993c9"/>
    </style:style>
    <style:style style:name="P27" style:family="paragraph" style:parent-style-name="Text_20_body" style:list-style-name="L4">
      <style:paragraph-properties fo:text-align="justify" style:justify-single-word="false"/>
      <style:text-properties officeooo:rsid="002993c9" officeooo:paragraph-rsid="002993c9"/>
    </style:style>
    <style:style style:name="P28" style:family="paragraph" style:parent-style-name="Text_20_body" style:list-style-name="L4">
      <style:paragraph-properties fo:text-align="justify" style:justify-single-word="false"/>
      <style:text-properties officeooo:rsid="002ab738" officeooo:paragraph-rsid="002ab738"/>
    </style:style>
    <style:style style:name="P29" style:family="paragraph" style:parent-style-name="Text_20_body">
      <style:paragraph-properties fo:text-align="justify" style:justify-single-word="false"/>
      <style:text-properties officeooo:rsid="0031e689" officeooo:paragraph-rsid="0031e689"/>
    </style:style>
    <style:style style:name="P30" style:family="paragraph" style:parent-style-name="Text_20_body" style:list-style-name="L7">
      <style:paragraph-properties fo:text-align="justify" style:justify-single-word="false"/>
      <style:text-properties officeooo:rsid="0031e689" officeooo:paragraph-rsid="0031e689"/>
    </style:style>
    <style:style style:name="P31" style:family="paragraph" style:parent-style-name="Text_20_body">
      <style:paragraph-properties fo:text-align="justify" style:justify-single-word="false"/>
      <style:text-properties officeooo:rsid="001f0f1f" officeooo:paragraph-rsid="0020d702"/>
    </style:style>
    <style:style style:name="P32" style:family="paragraph" style:parent-style-name="Text_20_body">
      <style:paragraph-properties fo:text-align="justify" style:justify-single-word="false"/>
      <style:text-properties officeooo:rsid="0020d702" officeooo:paragraph-rsid="0020d702"/>
    </style:style>
    <style:style style:name="P33" style:family="paragraph" style:parent-style-name="Text_20_body">
      <style:paragraph-properties fo:text-align="justify" style:justify-single-word="false"/>
      <style:text-properties officeooo:rsid="00228029" officeooo:paragraph-rsid="00228029"/>
    </style:style>
    <style:style style:name="P34" style:family="paragraph" style:parent-style-name="Text_20_body">
      <style:paragraph-properties fo:text-align="justify" style:justify-single-word="false"/>
      <style:text-properties officeooo:rsid="0028e2d7" officeooo:paragraph-rsid="0028e2d7"/>
    </style:style>
    <style:style style:name="P35" style:family="paragraph" style:parent-style-name="Text_20_body">
      <style:paragraph-properties fo:text-align="justify" style:justify-single-word="false"/>
      <style:text-properties officeooo:rsid="0052a539" officeooo:paragraph-rsid="0052a539"/>
    </style:style>
    <style:style style:name="P36" style:family="paragraph" style:parent-style-name="Text_20_body">
      <style:text-properties officeooo:rsid="0052a539" officeooo:paragraph-rsid="0052a539"/>
    </style:style>
    <style:style style:name="P37" style:family="paragraph" style:parent-style-name="Text_20_body">
      <style:text-properties officeooo:rsid="00536540" officeooo:paragraph-rsid="00536540" fo:background-color="#ffff00"/>
    </style:style>
    <style:style style:name="P38" style:family="paragraph" style:parent-style-name="Text_20_body">
      <style:paragraph-properties fo:text-align="justify" style:justify-single-word="false"/>
    </style:style>
    <style:style style:name="P39" style:family="paragraph" style:parent-style-name="Text_20_body" style:list-style-name="L1">
      <style:paragraph-properties fo:margin-top="0in" fo:margin-bottom="0in" loext:contextual-spacing="false" fo:line-height="100%"/>
      <style:text-properties officeooo:paragraph-rsid="000c9563"/>
    </style:style>
    <style:style style:name="P40"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41"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42"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43" style:family="paragraph" style:parent-style-name="Text_20_body" style:list-style-name="L9">
      <style:paragraph-properties fo:margin-top="0in" fo:margin-bottom="0.0181in" loext:contextual-spacing="false"/>
      <style:text-properties officeooo:rsid="0052a539" officeooo:paragraph-rsid="0052a539"/>
    </style:style>
    <style:style style:name="P44" style:family="paragraph" style:parent-style-name="Heading_20_3">
      <style:text-properties officeooo:paragraph-rsid="002ab738"/>
    </style:style>
    <style:style style:name="P45" style:family="paragraph" style:parent-style-name="Heading_20_3">
      <style:text-properties officeooo:paragraph-rsid="0037824c"/>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8119e" style:font-weight-asian="normal" style:font-weight-complex="normal"/>
    </style:style>
    <style:style style:name="T13" style:family="text">
      <style:text-properties officeooo:rsid="0009831c"/>
    </style:style>
    <style:style style:name="T14" style:family="text">
      <style:text-properties officeooo:rsid="000984fd"/>
    </style:style>
    <style:style style:name="T15" style:family="text">
      <style:text-properties officeooo:rsid="000b6167"/>
    </style:style>
    <style:style style:name="T16" style:family="text">
      <style:text-properties officeooo:rsid="000c9563"/>
    </style:style>
    <style:style style:name="T17" style:family="text">
      <style:text-properties officeooo:rsid="001137fe"/>
    </style:style>
    <style:style style:name="T18" style:family="text">
      <style:text-properties officeooo:rsid="0012ade5"/>
    </style:style>
    <style:style style:name="T19" style:family="text">
      <style:text-properties officeooo:rsid="0012ade5" fo:background-color="#ffff00" loext:char-shading-value="0"/>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e39f7"/>
    </style:style>
    <style:style style:name="T37" style:family="text">
      <style:text-properties officeooo:rsid="003fd668"/>
    </style:style>
    <style:style style:name="T38" style:family="text">
      <style:text-properties officeooo:rsid="00422d22"/>
    </style:style>
    <style:style style:name="T39" style:family="text">
      <style:text-properties officeooo:rsid="00428ab7"/>
    </style:style>
    <style:style style:name="T40" style:family="text">
      <style:text-properties officeooo:rsid="0044765e"/>
    </style:style>
    <style:style style:name="T41" style:family="text">
      <style:text-properties officeooo:rsid="004613cb"/>
    </style:style>
    <style:style style:name="T42" style:family="text">
      <style:text-properties officeooo:rsid="00497476"/>
    </style:style>
    <style:style style:name="T43" style:family="text">
      <style:text-properties officeooo:rsid="0049f532"/>
    </style:style>
    <style:style style:name="T44" style:family="text">
      <style:text-properties officeooo:rsid="0050d051"/>
    </style:style>
    <style:style style:name="T45" style:family="text">
      <style:text-properties officeooo:rsid="005130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rst Steps <text:span text:style-name="T26">with</text:span> Arduino</text:p>
      <text:p text:style-name="P11">March 2016</text:p>
      <text:p text:style-name="P1"/>
      <text:p text:style-name="P1">Project Name: <text:span text:style-name="T44">Synergy</text:span></text:p>
      <text:p text:style-name="P1"><text:span text:style-name="T15">Author:</text:span> Filip Kolev</text:p>
      <text:p text:style-name="P1"/>
      <text:h text:style-name="Heading_20_1" text:outline-level="1"><text:span text:style-name="T16">Course </text:span>Outline</text:h>
      <text:p text:style-name="P25"><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and lays down the fundamentals of working with resistors, diodes, transistors, relays, etc. as well as the principles of drawing electric circuit diagrams. </text:span></text:p>
      <text:p text:style-name="P1"/>
      <text:h text:style-name="Heading_20_2" text:outline-level="2">Available Hardware:</text:h>
      <text:p text:style-name="P1"/>
      <text:list xml:id="list1844819111166470020" text:style-name="L1">
        <text:list-item>
          <text:p text:style-name="P39"><text:span text:style-name="T5">1 </text:span><text:span text:style-name="T6">Genuino Uno board</text:span></text:p>
        </text:list-item>
        <text:list-item>
          <text:p text:style-name="P39"><text:span text:style-name="T7">1 </text:span><text:span text:style-name="T4">USB </text:span><text:span text:style-name="T6">cable</text:span><text:span text:style-name="T4"> А </text:span><text:span text:style-name="T6">to</text:span><text:span text:style-name="T4"> В</text:span></text:p>
        </text:list-item>
        <text:list-item>
          <text:p text:style-name="P39"><text:span text:style-name="T4">1 </text:span><text:span text:style-name="T6">breadboard with 840 tie points</text:span></text:p>
        </text:list-item>
        <text:list-item>
          <text:p text:style-name="P39"><text:span text:style-name="T4">70 </text:span><text:span text:style-name="T6">jumpers of various length</text:span></text:p>
        </text:list-item>
        <text:list-item>
          <text:p text:style-name="P40"><text:span text:style-name="T3">6</text:span> <text:span text:style-name="T3">LEDs (2 green, 2 yellow, 2 red)</text:span></text:p>
        </text:list-item>
        <text:list-item>
          <text:p text:style-name="P41">3 push-buttons 6x6 mm</text:p>
        </text:list-item>
        <text:list-item>
          <text:p text:style-name="P39"><text:span text:style-name="T4">1 </text:span>light-dependent resistor <text:span text:style-name="T3">(</text:span><text:span text:style-name="T11">LDR</text:span><text:span text:style-name="T12">)</text:span></text:p>
        </text:list-item>
        <text:list-item>
          <text:p text:style-name="P40">1 <text:span text:style-name="T14">piezoelectric buzzer</text:span></text:p>
        </text:list-item>
        <text:list-item>
          <text:p text:style-name="P40">3 <text:span text:style-name="T13">potentiometers</text:span> 10<text:span text:style-name="T13">K</text:span> <text:span text:style-name="T13">ohm</text:span></text:p>
        </text:list-item>
        <text:list-item>
          <text:p text:style-name="P40">5 <text:span text:style-name="T13">resistors</text:span> 220 <text:span text:style-name="T13">ohm</text:span></text:p>
        </text:list-item>
        <text:list-item>
          <text:p text:style-name="P40">5 <text:span text:style-name="T13">resistors</text:span> 10<text:span text:style-name="T13">K</text:span> <text:span text:style-name="T13">ohm</text:span></text:p>
        </text:list-item>
        <text:list-item>
          <text:p text:style-name="P40">1 <text:span text:style-name="T13">electrical motor</text:span></text:p>
        </text:list-item>
        <text:list-item>
          <text:p text:style-name="P40">1 <text:span text:style-name="T14">H-bridge motor driver</text:span></text:p>
        </text:list-item>
        <text:list-item>
          <text:p text:style-name="P40">1 <text:span text:style-name="T13">MOSFET</text:span> IRF530</text:p>
        </text:list-item>
        <text:list-item>
          <text:p text:style-name="P40">1 <text:span text:style-name="T13">bipolar transistor</text:span> BC547</text:p>
        </text:list-item>
        <text:list-item>
          <text:p text:style-name="P40">1 <text:span text:style-name="T13">rectifier diode</text:span> 1N4007</text:p>
        </text:list-item>
        <text:list-item>
          <text:p text:style-name="P41">1 relay</text:p>
        </text:list-item>
      </text:list>
      <text:p text:style-name="P1"/>
      <text:p text:style-name="P1"/>
      <text:h text:style-name="Heading_20_2" text:outline-level="2"><text:span text:style-name="T26">Project </text:span>Require<text:span text:style-name="T1">ments</text:span></text:h>
      <text:p text:style-name="P19">The formal requirements for the project are that the students use at least one of each type of input and output device: one digital input, one digital output, one analog input and one analog output.</text:p>
      <text:p text:style-name="P1"/>
      <text:p text:style-name="P1"/>
      <text:h text:style-name="Heading_20_1" text:outline-level="1"><text:soft-page-break/>Project <text:span text:style-name="T17">D</text:span>escription</text:h>
      <text:p text:style-name="P2"/>
      <text:h text:style-name="Heading_20_2" text:outline-level="2">Basic <text:span text:style-name="T2">workflow</text:span></text:h>
      <text:p text:style-name="P31">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31">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32">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33">Additional information is available in the Workflow Overview section.</text:p>
      <text:p text:style-name="P2"/>
      <text:p text:style-name="P1"><text:span text:style-name="T19">TODO</text:span><text:span text:style-name="T18">: Diagrams</text:span> 1 and 2</text:p>
      <text:p text:style-name="P1"/>
      <text:h text:style-name="Heading_20_2" text:outline-level="2">Pin <text:span text:style-name="T45">M</text:span>ap</text:h>
      <text:list xml:id="list1553473063116039862" text:style-name="L2">
        <text:list-item>
          <text:p text:style-name="P42">Digital GPIO:</text:p>
          <text:list>
            <text:list-item>
              <text:p text:style-name="P42">0 (RX) – free</text:p>
            </text:list-item>
            <text:list-item>
              <text:p text:style-name="P42">1 (TX) – free</text:p>
            </text:list-item>
            <text:list-item>
              <text:p text:style-name="P42">2 – <text:span text:style-name="T42">motor off sound signal (piezoelectric buzzer)</text:span></text:p>
            </text:list-item>
            <text:list-item>
              <text:p text:style-name="P42">~3 – <text:span text:style-name="T39">motor ON push-button</text:span></text:p>
            </text:list-item>
            <text:list-item>
              <text:p text:style-name="P42">4 – <text:span text:style-name="T39">motor OFF push-button</text:span></text:p>
            </text:list-item>
            <text:list-item>
              <text:p text:style-name="P42">~5 – <text:span text:style-name="T39">net energy loss LED</text:span></text:p>
            </text:list-item>
            <text:list-item>
              <text:p text:style-name="P42">~6 – <text:span text:style-name="T39">net energy gain LED</text:span></text:p>
            </text:list-item>
            <text:list-item>
              <text:p text:style-name="P42">7 – <text:span text:style-name="T40">low pool energy level yellow LED </text:span></text:p>
            </text:list-item>
            <text:list-item>
              <text:p text:style-name="P42">8 – <text:span text:style-name="T39">high pool energy level yellow LED</text:span></text:p>
            </text:list-item>
            <text:list-item>
              <text:p text:style-name="P42">~9 – <text:span text:style-name="T39">motor speed controlling pin (EN)</text:span></text:p>
            </text:list-item>
            <text:list-item>
              <text:p text:style-name="P42">~10 – <text:span text:style-name="T39">motor 1A pin</text:span></text:p>
            </text:list-item>
            <text:list-item>
              <text:p text:style-name="P42">~11 – <text:span text:style-name="T39">motor 2A pin</text:span></text:p>
            </text:list-item>
            <text:list-item>
              <text:p text:style-name="P42">12 – <text:span text:style-name="T39">critical pool energy level red LED</text:span></text:p>
            </text:list-item>
            <text:list-item>
              <text:p text:style-name="P42">13 (<text:span text:style-name="T20">with built-in</text:span> 220 ohm resistor) – <text:span text:style-name="T39">optimal energy level green LED</text:span></text:p>
            </text:list-item>
          </text:list>
        </text:list-item>
        <text:list-item>
          <text:p text:style-name="P42">Analog IN:</text:p>
          <text:list>
            <text:list-item>
              <text:p text:style-name="P42"><text:soft-page-break/>A0 – <text:span text:style-name="T40">energy source (LDR)</text:span></text:p>
            </text:list-item>
            <text:list-item>
              <text:p text:style-name="P42">A1 – <text:span text:style-name="T40">release valve 10K ohm potentiometer</text:span></text:p>
            </text:list-item>
            <text:list-item>
              <text:p text:style-name="P42">A2 – <text:span text:style-name="T40">motor regulator 10K ohm potentiometer</text:span></text:p>
            </text:list-item>
            <text:list-item>
              <text:p text:style-name="P42">A3 – <text:span text:style-name="T40">toggle motor rotation direction push-button</text:span></text:p>
            </text:list-item>
            <text:list-item>
              <text:p text:style-name="P42">A4 – <text:span text:style-name="T41">free</text:span></text:p>
            </text:list-item>
            <text:list-item>
              <text:p text:style-name="P42">A5 – <text:span text:style-name="T41">free</text:span></text:p>
            </text:list-item>
          </text:list>
        </text:list-item>
      </text:list>
      <text:h text:style-name="Heading_20_2" text:outline-level="2">Used <text:span text:style-name="T29">H</text:span>ardware</text:h>
      <text:list xml:id="list1210331157838070253" text:style-name="L3">
        <text:list-item>
          <text:p text:style-name="P12">Genuino Uno board</text:p>
        </text:list-item>
        <text:list-item>
          <text:p text:style-name="P12">USB cable</text:p>
        </text:list-item>
        <text:list-item>
          <text:p text:style-name="P12"><text:span text:style-name="T21">b</text:span>readboard</text:p>
        </text:list-item>
        <text:list-item>
          <text:p text:style-name="P13">6 LEDs</text:p>
        </text:list-item>
        <text:list-item>
          <text:p text:style-name="P13">5 resistors 220 ohm</text:p>
        </text:list-item>
        <text:list-item>
          <text:p text:style-name="P13">3 push-buttons</text:p>
        </text:list-item>
        <text:list-item>
          <text:p text:style-name="P13">3 resistors 10K ohm</text:p>
        </text:list-item>
        <text:list-item>
          <text:p text:style-name="P13">1 piezoelectric buzzer</text:p>
        </text:list-item>
        <text:list-item>
          <text:p text:style-name="P13">2 potentiometers</text:p>
        </text:list-item>
        <text:list-item>
          <text:p text:style-name="P12">1 LDR</text:p>
        </text:list-item>
        <text:list-item>
          <text:p text:style-name="P12">1 electrical motor</text:p>
        </text:list-item>
        <text:list-item>
          <text:p text:style-name="P12">1 H-bridge motor driver</text:p>
        </text:list-item>
        <text:list-item>
          <text:p text:style-name="P20">X jumpers</text:p>
        </text:list-item>
      </text:list>
      <text:p text:style-name="P3"/>
      <text:h text:style-name="Heading_20_2" text:outline-level="2">Workflow Overview</text:h>
      <text:h text:style-name="Heading_20_3" text:outline-level="3">System Description</text:h>
      <text:p text:style-name="P21"><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 More information is provided in the next sections.</text:span><text:bookmark-end text:name="__DdeLink__4_354734030"/></text:p>
      <text:p text:style-name="P1"/>
      <text:h text:style-name="Heading_20_3" text:outline-level="3">Energy <text:span text:style-name="T22">S</text:span>ource</text:h>
      <text:p text:style-name="P34">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640 (range is 0-1023 inclusive) adds 640 units of energy in the pool.</text:p>
      <text:p text:style-name="P35">Additionally, at an interval of 1 sec, a random amount of energy is added to the pool.</text:p>
      <text:h text:style-name="Heading_20_3" text:outline-level="3"><text:soft-page-break/>Pool Characteristics</text:h>
      <text:p text:style-name="P36">The pool has a total capacity of 250 000 units of energy. The following ranges determine it’s current state:</text:p>
      <text:list xml:id="list5125026534321645742" text:style-name="L9">
        <text:list-item>
          <text:p text:style-name="P43">Empty: 0</text:p>
        </text:list-item>
        <text:list-item>
          <text:p text:style-name="P43">Low: 1 – 49 999</text:p>
        </text:list-item>
        <text:list-item>
          <text:p text:style-name="P43">OK: 50 000 – 149 999</text:p>
        </text:list-item>
        <text:list-item>
          <text:p text:style-name="P43">High: 150 000 – 174 999</text:p>
        </text:list-item>
        <text:list-item>
          <text:p text:style-name="P43">Critical: 175 000 – 249 999</text:p>
        </text:list-item>
        <text:list-item>
          <text:p text:style-name="P43">Full: 250 000</text:p>
        </text:list-item>
      </text:list>
      <text:h text:style-name="Heading_20_3" text:outline-level="3">Pool <text:span text:style-name="T22">S</text:span>tatus LEDs</text:h>
      <text:p text:style-name="P26">Four LEDs are used to signal the state of the energy pool. <text:span text:style-name="T28">Only one of them can be active at any given time.</text:span></text:p>
      <text:list xml:id="list6106591707273999739" text:style-name="L4">
        <text:list-item>
          <text:p text:style-name="P27">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27">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automatic shutdown.</text:p>
        </text:list-item>
        <text:list-item>
          <text:p text:style-name="P27">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28">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1"/>
      <text:h text:style-name="P44" text:outline-level="3"><text:soft-page-break/>Motor <text:span text:style-name="T22">C</text:span>ontrol <text:span text:style-name="T22">B</text:span>uttons</text:h>
      <text:p text:style-name="P38">There are three push-buttons which control the motor’s state:</text:p>
      <text:list xml:id="list5736818991858688991" text:style-name="L5">
        <text:list-item>
          <text:p text:style-name="P14">ON button – found near the bottom of the board. It only has an effect if the motor is OFF and the energy level in the pool is within optimal ranges.</text:p>
        </text:list-item>
        <text:list-item>
          <text:p text:style-name="P14">OFF button – right above the ON button. It only has an effect if the motor is ON; works regardless of the pool’s energy levels.</text:p>
        </text:list-item>
        <text:list-item>
          <text:p text:style-name="P14">Toggle Direction button – changes the direction of rotation of the motor. It only has effect if the motor is ON. Does not affect the motor’s speed or consumption. <text:span text:style-name="T43">An H-bridge driver is employed in order to make the direction switch possible.</text:span></text:p>
        </text:list-item>
      </text:list>
      <text:p text:style-name="P4"/>
      <text:h text:style-name="Heading_20_3" text:outline-level="3">Motor <text:span text:style-name="T22">S</text:span>peed <text:span text:style-name="T22">R</text:span>egulator</text:h>
      <text:p text:style-name="P15">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15">The following value ranges of the potentiometer’s readings correspond to the given speed levels of the motor (level increases clockwise, leftmost position is 0, rightmost is 1023):</text:p>
      <text:list xml:id="list5347240358114048379" text:style-name="L6">
        <text:list-item>
          <text:p text:style-name="P16">between 0 and 256: 25%</text:p>
        </text:list-item>
        <text:list-item>
          <text:p text:style-name="P16">between 257 and 512: 50%</text:p>
        </text:list-item>
        <text:list-item>
          <text:p text:style-name="P16">between 513 and 767: 75%</text:p>
        </text:list-item>
        <text:list-item>
          <text:p text:style-name="P16">between 768 and 1023: 100%</text:p>
        </text:list-item>
      </text:list>
      <text:p text:style-name="P5"/>
      <text:h text:style-name="Heading_20_3" text:outline-level="3">Release <text:span text:style-name="T22">V</text:span>alve</text:h>
      <text:p text:style-name="P22">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6"/>
      <text:h text:style-name="Heading_20_3" text:outline-level="3">Net <text:span text:style-name="T22">I</text:span>nflow LEDs</text:h>
      <text:p text:style-name="P29">Two LEDs are positioned near the release valve to indicate whether the system experiences net gain or net loss of energy. </text:p>
      <text:list xml:id="list5955793402075108658" text:style-name="L7">
        <text:list-item>
          <text:p text:style-name="P30">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30">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29"><text:soft-page-break/>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1"/>
      <text:h text:style-name="Heading_20_3" text:outline-level="3"><text:span text:style-name="T22">Idle Motor</text:span> <text:span text:style-name="T32">Sound S</text:span>ignal</text:h>
      <text:p text:style-name="P7">A piezoelectric buzzer is used to signal that the motor is in an OFF state. The signal persists until the motor is turned ON and is not affected in any way by the energy level <text:span text:style-name="T33">of</text:span> the pool.</text:p>
      <text:p text:style-name="P7"/>
      <text:h text:style-name="P45" text:outline-level="3">Logs</text:h>
      <text:p text:style-name="P38">Logging messages are printed to the serial monitor in order to present information to the user. There are three types of messages:</text:p>
      <text:list xml:id="list5679460170210778730" text:style-name="L8">
        <text:list-item>
          <text:p text:style-name="P17"><text:span text:style-name="T10">Error</text:span> – signal an abnormal situation. In this category fall events like:</text:p>
          <text:list>
            <text:list-item>
              <text:p text:style-name="P17">Motor auto shutdown due to low or high energy in the pool;</text:p>
            </text:list-item>
            <text:list-item>
              <text:p text:style-name="P17">User attempt to turn ON the motor when the energy level is not within accepted parameters;</text:p>
            </text:list-item>
          </text:list>
        </text:list-item>
        <text:list-item>
          <text:p text:style-name="P17"><text:span text:style-name="T10">Warning</text:span> – signal situations that may require the user’s attention like:</text:p>
          <text:list>
            <text:list-item>
              <text:p text:style-name="P17">Pool energy levels dropping below optimal or rising above optimal;</text:p>
            </text:list-item>
            <text:list-item>
              <text:p text:style-name="P18">The motor entering low power mode;</text:p>
            </text:list-item>
            <text:list-item>
              <text:p text:style-name="P17">An attempt was made to regulate the motor’s speed when it has entered low power mode;</text:p>
            </text:list-item>
            <text:list-item>
              <text:p text:style-name="P17">A button was pushed without the necessary preconditions being met – the ON button pushed when motor is already ON, the OFF or the toggle button pushed when motor is OFF;</text:p>
            </text:list-item>
          </text:list>
        </text:list-item>
        <text:list-item>
          <text:p text:style-name="P17"><text:span text:style-name="T10">Information</text:span> –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18">General Info – shows an overview of the system at an interval of 5 sec. Includes: motor state and speed, pool energy level, net inflow of energy with data about consumption and release of energy, release valve position.</text:p>
            </text:list-item>
            <text:list-item>
              <text:p text:style-name="P18">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23">Used </text:span>Libraries</text:h>
      <text:p text:style-name="P8">&lt;stdio.h&gt;</text:p>
      <text:p text:style-name="P23"><text:tab/><text:span text:style-name="T36">Included for the purposes of logging and the function sprintf(char *s, const char *format, ...) specifically. Combining strings and numeric data on the output would otherwise lead to source code bloat of consecutive calls to Serial.print() finished off with a single call to Serial.println(). The overhead of including the library was deemed acceptable.</text:span></text:p>
      <text:p text:style-name="P8"/>
      <text:h text:style-name="Heading_20_3" text:outline-level="3"><text:soft-page-break/><text:span text:style-name="T35">Custom </text:span>Header <text:span text:style-name="T23">F</text:span>iles</text:h>
      <text:p text:style-name="P24">Custom headers were created in order to separate #define macros from the program logic and reduce the amount of source code in the main program file. #define directives are used whenever possible to reduce the memory <text:span text:style-name="T38">occupied</text:span> by global variables.</text:p>
      <text:p text:style-name="P24"/>
      <text:p text:style-name="P23">env_limits.h</text:p>
      <text:p text:style-name="P23"><text:tab/><text:span text:style-name="T37">Contains macro definitions of environment limits like the maximal speed of the motor, the lower and upper bounds of the optimal pool energy levels and others.</text:span></text:p>
      <text:p text:style-name="P23"/>
      <text:p text:style-name="P23">pins.h</text:p>
      <text:p text:style-name="P23"><text:tab/><text:span text:style-name="T37">Contains macro definitions of the pin numbers (see Pin Map).</text:span></text:p>
      <text:p text:style-name="P8"/>
      <text:h text:style-name="Heading_20_3" text:outline-level="3">Functions</text:h>
      <text:p text:style-name="P37">TODO</text:p>
      <text:h text:style-name="Heading_20_3" text:outline-level="3">Debounce</text:h>
      <text:p text:style-name="P37">TODO</text:p>
      <text:h text:style-name="Heading_20_3" text:outline-level="3">Logging</text:h>
      <text:p text:style-name="P37">TOD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7T13:47:20.202441437</dc:date>
    <meta:editing-duration>PT10H22M32S</meta:editing-duration>
    <meta:editing-cycles>62</meta:editing-cycles>
    <meta:generator>LibreOffice/5.1.2.2$Linux_X86_64 LibreOffice_project/10m0$Build-2</meta:generator>
    <meta:document-statistic meta:table-count="0" meta:image-count="0" meta:object-count="0" meta:page-count="7" meta:paragraph-count="140" meta:word-count="2181" meta:character-count="12181" meta:non-whitespace-character-count="10169"/>
  </office:meta>
</office:document-meta>
</file>